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772in"/>
    </style:style>
    <style:style style:name="co2" style:family="table-column">
      <style:table-column-properties fo:break-before="auto" style:column-width="0.8752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style-name="ce2" office:value-type="string" calcext:value-type="string">
            <text:p>PROJECT GO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 basic Wikipedia web scraper with UI that downloads outputs to host folder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ILESTONES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ESTIMATE</text:p>
          </table:table-cell>
          <table:table-cell table:style-name="ce2"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t in any Wikipedia URL and scrape the basic content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ve outputs be saved to current host directory no matter location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ow Scrape button to be used over and over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earch and establish proper build setup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 readme for final product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ke sure all of the paragraphs are properly spaced with line breaks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 sure numbers in text point down to numbered references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ve output filename as name of article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it default size of window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ve outputs into their own output folder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ust References to pull up in proper place in article.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b bullet points in article.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b and parse tables.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nt any quote boxes in their proper place in the article.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nt any info boxes near the top of the article.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5:Sheet1.D1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6.2$Windows_X86_64 LibreOffice_project/c28ca90fd6e1a19e189fc16c05f8f8924961e12e</meta:generator>
    <meta:initial-creator>Matthew Willard</meta:initial-creator>
    <meta:creation-date>2022-10-08T09:26:08Z</meta:creation-date>
    <dc:date>2022-10-28T12:55:11.153000000</dc:date>
    <meta:editing-cycles>10</meta:editing-cycles>
    <meta:editing-duration>P2DT11H25M14S</meta:editing-duration>
    <meta:document-statistic meta:table-count="1" meta:cell-count="44" meta:object-count="0"/>
  </office:meta>
</office:document-meta>
</file>